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Test scenario: Kiểm tra chức năng Khôi phục tài khoản học viên đã xóa.</text:p>
          </table:table-cell>
          <table:table-cell table:style-name="ce11" table:number-columns-repeated="1023"/>
        </table:table-row>
        <table:table-row table:style-name="ro2">
          <table:table-cell table:style-name="ce12" office:value-type="string" calcext:value-type="string">
            <text:p>Yêu cầu: Đăng nhập bằng tài khoản giaovien1@hoclieu.vn ; password: <text:a xlink:href="mailto:giaovien1@123" xlink:type="simple">giaovien1@123</text:a></text:p>
            <text:p>              Database tồn tại tài khoản học viên vietnamican@gmail.com trong danh sách học viên đã xóa </text:p>
          </table:table-cell>
          <table:table-cell table:style-name="ce12"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- Kiểm tra combobox ở cột trạng thái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1. Kiểm tra các thành phần bên trong combobox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. Kiểm tra giá trị mặc định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. Kiểm tra ứng xử khi chọn giá trị trong combobox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style-name="ce3" office:value-type="string" calcext:value-type="string">
            <text:p>- Kiểm tra button Kích hoạt ở cột Thao tác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1. Kiểm tra ứng xử khi click vào button Kích hoạt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- Kiểm tra cửa sổ xác nhận Kích hoạt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1. Kiểm tra giao diện trong cửa sổ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. Kiểm tra ứng xử khi click vào button Clos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3. Ứng xử khi click vào Hủ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. Ứng xử khi click vào Xác nhậ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- Kiểm tra kích hoạt một tài khoản học viên đã xóa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1. Kích hoạt cho tài khoản có email <text:a xlink:href="mailto:vietnamican@gmail.com" xlink:type="simple">vietnamican@gmail.com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5:46:12.23655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2:00:49.576541637</meta:creation-date>
    <dc:date>2019-10-04T15:52:25.426242256</dc:date>
    <meta:editing-duration>PT6M52S</meta:editing-duration>
    <meta:editing-cycles>4</meta:editing-cycles>
    <meta:generator>LibreOffice/6.0.7.3$Linux_X86_64 LibreOffice_project/00m0$Build-3</meta:generator>
    <meta:document-statistic meta:table-count="1" meta:cell-count="15" meta:object-count="0"/>
  </office:meta>
</office:document-meta>
</file>